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Standard"/>
      <text:p text:style-name="Standard">BERIHUETE Alianna</text:p>
      <text:p text:style-name="P2">Rapport séance du 02/03/2020</text:p>
      <text:p text:style-name="P3"/>
      <text:p text:style-name="P4"/>
      <text:p text:style-name="P5"/>
      <text:p text:style-name="Standard"/>
      <text:p text:style-name="Standard">Je me suis aperçue que notre code contenait quelques failles :</text:p>
      <text:p text:style-name="Standard"/>
      <text:p text:style-name="Standard">- le fait de ne pouvoir détecter la balle que lorsqu’elle est dans le champ de vision de la caméra (et donc qu’elle<text:s/>apparaît à l’écran) alors que la caméra sera quand même assez proche du « sol » (de la table) donc l’espace qu’elle détectera sera assez petit.</text:p>
      <text:p text:style-name="Standard">- la caméra détecte la balle mais lorsque la balle dépasse une certaine distance par rapport au centre de l’image le robot se tourne dans le sens inverse (il « fuit » la balle).</text:p>
      <text:p text:style-name="Standard"/>
      <text:p text:style-name="Standard">J’ai tenté de régler le problème en inversant l’image traitée par le code python et en modifiant les valeurs envoyées aux servomoteurs.</text:p>
      <text:p text:style-name="Standard">J’ai finalement décidé d’apporter des modifications au code Arduino. Dans un premier temps le robot va tourner lentement jusqu’à l’apparition de la balle dans le champ de vision de la caméra.</text:p>
      <text:p text:style-name="Standard">Ensuite, lorsque la balle sera à une distance assez faible du centre de l’image le code initial pourra entrer en action et ainsi le robot se placera en face de la balle.<text:line-break/></text:p>
      <text:p text:style-name="Standard">Voici le code actuellement :</text:p>
      <text:p text:style-name="Standard"/>
      <text:p text:style-name="Standard">#include &lt;Servo.h&gt;<text:s/></text:p>
      <text:p text:style-name="Standard">#include&lt;SoftwareSerial.h&gt;</text:p>
      <text:p text:style-name="Standard">#define RX 10</text:p>
      <text:p text:style-name="Standard">#define TX 11</text:p>
      <text:p text:style-name="Standard">SoftwareSerial BlueT(RX,TX);</text:p>
      <text:p text:style-name="Standard"><text:s/></text:p>
      <text:p text:style-name="Standard">Servo middle, left, right, claw ;<text:s/></text:p>
      <text:p text:style-name="Standard">int data[1];</text:p>
      <text:p text:style-name="Standard">int d;</text:p>
      <text:p text:style-name="Standard">int i;</text:p>
      <text:p text:style-name="Standard">int f;</text:p>
      <text:p text:style-name="Standard"/>
      <text:p text:style-name="Standard"/>
      <text:p text:style-name="Standard">void setup()<text:s/></text:p>
      <text:p text:style-name="Standard">{<text:s/></text:p>
      <text:p text:style-name="Standard"><text:s text:c="2"/>Serial.begin(9600);</text:p>
      <text:p text:style-name="Standard"><text:s text:c="2"/>delay(500);</text:p>
      <text:p text:style-name="Standard"><text:s text:c="2"/>Serial.println("Bonjour-PretpourlescommandesAT");</text:p>
      <text:p text:style-name="Standard"><text:s text:c="2"/>BlueT.begin(9600);</text:p>
      <text:p text:style-name="Standard"><text:s text:c="2"/>delay(500);</text:p>
      <text:p text:style-name="Standard"><text:s text:c="2"/>middle.attach(3); <text:s/></text:p>
      <text:p text:style-name="Standard"><text:s text:c="2"/>left.attach(2); <text:s/></text:p>
      <text:p text:style-name="Standard"><text:s text:c="2"/>right.attach(9); <text:s/></text:p>
      <text:p text:style-name="Standard"><text:s text:c="2"/>claw.attach(7);</text:p>
      <text:p text:style-name="Standard"><text:s text:c="2"/>for (int a=0;a&lt;=85;a++){<text:s/></text:p>
      <text:p text:style-name="Standard"><text:s text:c="2"/>left.write(a);</text:p>
      <text:p text:style-name="Standard"><text:s text:c="2"/>middle.write(a);}</text:p>
      <text:soft-page-break/>
      <text:p text:style-name="Standard"><text:s text:c="2"/>claw.write(10);</text:p>
      <text:p text:style-name="Standard"><text:s text:c="2"/></text:p>
      <text:p text:style-name="Standard"/>
      <text:p text:style-name="Standard"><text:s text:c="3"/></text:p>
      <text:p text:style-name="Standard">}</text:p>
      <text:p text:style-name="Standard"><text:s text:c="2"/>void loop() {</text:p>
      <text:p text:style-name="Standard">int a=1;</text:p>
      <text:p text:style-name="Standard">int c;</text:p>
      <text:p text:style-name="Standard"/>
      <text:p text:style-name="Standard">while (BlueT.available()){</text:p>
      <text:p text:style-name="Standard"><text:s text:c="2"/>Serial.print(char(BlueT.read()));</text:p>
      <text:p text:style-name="Standard"><text:s text:c="2"/>}</text:p>
      <text:p text:style-name="Standard">while (Serial.available()){</text:p>
      <text:p text:style-name="Standard"><text:s text:c="2"/>BlueT.write(char(Serial.read()));}</text:p>
      <text:p text:style-name="Standard"/>
      <text:p text:style-name="Standard"/>
      <text:p text:style-name="Standard">while (a==1){</text:p>
      <text:p text:style-name="Standard"><text:s text:c="2"/></text:p>
      <text:p text:style-name="Standard"><text:s text:c="2"/></text:p>
      <text:p text:style-name="Standard"><text:s text:c="5"/>// lcd.print("boucle 1");</text:p>
      <text:p text:style-name="Standard"><text:s text:c="6"/>for(int i=0;i&lt;=180;i+=2){</text:p>
      <text:p text:style-name="Standard"><text:s text:c="9"/>middle.write(i);</text:p>
      <text:p text:style-name="Standard"><text:s text:c="9"/>delay(2000);</text:p>
      <text:p text:style-name="Standard"><text:s text:c="9"/>if (Serial.available()){</text:p>
      <text:p text:style-name="Standard"><text:s text:c="9"/>d=Serial.read();</text:p>
      <text:p text:style-name="Standard"><text:s text:c="9"/>if (d=='S'){</text:p>
      <text:p text:style-name="Standard"><text:s text:c="9"/>pencher(100);</text:p>
      <text:p text:style-name="Standard"><text:s text:c="8"/>//for(int i=0;i&lt;=180;i++){</text:p>
      <text:p text:style-name="Standard"><text:s text:c="8"/>//claw.write(i);</text:p>
      <text:p text:style-name="Standard"><text:s text:c="8"/>//delay(10);}</text:p>
      <text:p text:style-name="Standard"><text:s text:c="8"/>//for(int a =180;a&gt;=0;a--){</text:p>
      <text:p text:style-name="Standard"><text:s text:c="8"/>//claw.write(a);</text:p>
      <text:p text:style-name="Standard"><text:s text:c="8"/>//delay(10);}</text:p>
      <text:p text:style-name="Standard"><text:s text:c="7"/>//attraper</text:p>
      <text:p text:style-name="Standard"><text:s text:c="9"/>a=0;}}</text:p>
      <text:p text:style-name="Standard"><text:s text:c="8"/></text:p>
      <text:p text:style-name="Standard"><text:s text:c="8"/>}</text:p>
      <text:p text:style-name="Standard"><text:s text:c="4"/>}</text:p>
      <text:p text:style-name="Standard"><text:s text:c="8"/></text:p>
      <text:p text:style-name="Standard"><text:s text:c="10"/></text:p>
      <text:p text:style-name="Standard"><text:s text:c="9"/></text:p>
      <text:p text:style-name="Standard"><text:s text:c="7"/></text:p>
      <text:p text:style-name="Standard"><text:s text:c="6"/>}</text:p>
      <text:p text:style-name="Standard"><text:s text:c="4"/></text:p>
      <text:p text:style-name="Standard"><text:s text:c="2"/></text:p>
      <text:p text:style-name="Standard"/>
      <text:p text:style-name="Standard"/>
      <text:p text:style-name="Standard"/>
      <text:p text:style-name="Standard">void pencher(int p){</text:p>
      <text:p text:style-name="Standard"><text:s text:c="2"/>for(i=100;i&gt;=35;i--){</text:p>
      <text:p text:style-name="Standard"><text:s text:c="2"/>left.write(i);</text:p>
      <text:p text:style-name="Standard"><text:s text:c="2"/>right.write(i);</text:p>
      <text:soft-page-break/>
      <text:p text:style-name="Standard"><text:s text:c="2"/>delay(p);}</text:p>
      <text:p text:style-name="Standard"><text:s text:c="2"/></text:p>
      <text:p text:style-name="Standard"><text:s text:c="2"/></text:p>
      <text:p text:style-name="Standard"><text:s text:c="2"/>for( f=35;f&lt;=100;i++){</text:p>
      <text:p text:style-name="Standard"><text:s text:c="2"/>left.write(f);</text:p>
      <text:p text:style-name="Standard"><text:s text:c="2"/>delay(p);}</text:p>
      <text:p text:style-name="Standard">}</text:p>
      <text:p text:style-name="Standard"/>
      <text:p text:style-name="Standard"/>
      <text:p text:style-name="Standard"/>
      <text:p text:style-name="Standard">Concernant la fonction bluetooth nous avons d’abord fait la configuration du module relié à la carte Arduino. Nous avons rencontré des difficultés car les commandes AT ne fonctionnent pas pour le mo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ry Berihuete</meta:initial-creator>
    <dc:creator>Berry Berihuete</dc:creator>
    <meta:creation-date>2020-03-03T19:47:00Z</meta:creation-date>
    <dc:date>2020-03-03T19:47:00Z</dc:date>
    <meta:template xlink:href="Normal" xlink:type="simple"/>
    <meta:editing-cycles>2</meta:editing-cycles>
    <meta:editing-duration>PT0S</meta:editing-duration>
    <meta:document-statistic meta:page-count="3" meta:paragraph-count="5" meta:word-count="403" meta:character-count="2618" meta:row-count="18" meta:non-whitespace-character-count="2220"/>
  </office:meta>
</office:document-meta>
</file>